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で済む</text:p>
                  </text:list-item>
                </text:list>
              </text:list-item>
              <text:list-item>
                <text:p>entry ポイントの設定</text:p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item>
                    <text:p>require(“./loader!./dir/file.txt”);</text:p>
                  </text:list-item>
                </text:list>
              </text:list-item>
              <text:list-item>
                <text:p>Configuration</text:p>
                <text:list>
                  <text:list-item>
                    <text:p>{</text:p>
                    <text:list>
                      <text:list-item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item>
                    </text:list>
                    <text:p>}</text:p>
                  </text:list-item>
                </text:list>
              </text:list-item>
              <text:list-item>
                <text:p>CLI</text:p>
                <text:list>
                  <text:list-item>
                    <text:p>wepback --module-bind jade --module-bind 'css=style!css'</text:p>
                  </text:list-item>
                </text:list>
              </text:list-item>
            </text:list>
          </draw:text-box>
        </draw:frame>
        <draw:frame draw:style-name="gr2" draw:layer="layout" svg:width="14.028cm" svg:height="0.962cm" svg:x="8cm" svg:y="18.2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item>
                    <text:p>url-loader?mimetype=image/png</text:p>
                  </text:list-item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item>
                    <text:p>{ test: /\.png$, loader: “url-loader?mimetype=image/png” }</text:p>
                  </text:list-item>
                  <text:list-item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item>
                </text:list>
              </text:list-item>
              <text:list-item>
                <text:p>CLI</text:p>
                <text:list>
                  <text:list-item>
                    <text:p>webpack --module-bind “png=url-loader?mimetype=image/p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らしい</text:p>
              </text:list-item>
              <text:list-item>
                <text:p>未確認(前頁のしか試したことがない)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-syncに設定を付け足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error</text:p>
                  </text:list-item>
                  <text:list-item>
                    <text:p>// 書いたら書いたで、２重に定義されてerror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<text:span text:style-name="T2">externals</text:span>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5-30T01:01:41.882395889</dc:date>
    <meta:editing-duration>PT1H50M26S</meta:editing-duration>
    <meta:editing-cycles>92</meta:editing-cycles>
    <meta:generator>LibreOffice/4.2.8.2$Linux_X86_64 LibreOffice_project/420m0$Build-2</meta:generator>
    <meta:document-statistic meta:object-count="102"/>
  </office:meta>
</office:document-meta>
</file>